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ems" svg:font-family="Tiems"/>
    <style:font-face style:name="Courier" svg:font-family="Courier, 'Courier New'" style:font-family-generic="modern"/>
    <style:font-face style:name="Counterscraps" svg:font-family="Counterscraps" style:font-pitch="fixed"/>
    <style:font-face style:name="Courier1" svg:font-family="Courier" style:font-family-generic="modern" style:font-pitch="fixed"/>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4c19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officeooo:paragraph-rsid="000391a3" style:font-name-complex="Courier"/>
    </style:style>
    <style:style style:name="P4" style:family="paragraph" style:parent-style-name="Standard">
      <style:paragraph-properties fo:text-align="justify" style:justify-single-word="false"/>
      <style:text-properties style:font-name="Courier" officeooo:paragraph-rsid="0005104a" style:font-name-complex="Courier"/>
    </style:style>
    <style:style style:name="P5" style:family="paragraph" style:parent-style-name="Standard">
      <style:paragraph-properties fo:text-align="justify" style:justify-single-word="false"/>
      <style:text-properties style:font-name="Times New Roman" officeooo:paragraph-rsid="000391a3" style:font-name-complex="Courier"/>
    </style:style>
    <style:style style:name="P6" style:family="paragraph" style:parent-style-name="Standard">
      <style:paragraph-properties fo:text-align="justify" style:justify-single-word="false"/>
      <style:text-properties style:font-name="Times New Roman" officeooo:paragraph-rsid="0005104a" style:font-name-complex="Courier"/>
    </style:style>
    <style:style style:name="P7" style:family="paragraph" style:parent-style-name="Standard">
      <style:paragraph-properties fo:text-align="justify" style:justify-single-word="false"/>
      <style:text-properties style:font-name="Courier1" officeooo:paragraph-rsid="0005104a" style:font-name-complex="Courier"/>
    </style:style>
    <style:style style:name="P8" style:family="paragraph" style:parent-style-name="Standard">
      <style:paragraph-properties fo:text-align="justify" style:justify-single-word="false" fo:background-color="#000080">
        <style:background-image/>
      </style:paragraph-properties>
      <style:text-properties style:font-name="Courier" officeooo:paragraph-rsid="000391a3" style:font-name-complex="Courier"/>
    </style:style>
    <style:style style:name="P9" style:family="paragraph" style:parent-style-name="Standard" style:master-page-name="Standard">
      <style:paragraph-properties fo:text-align="justify" style:justify-single-word="false" style:page-number="auto" fo:background-color="#cc6633">
        <style:background-image/>
      </style:paragraph-properties>
      <style:text-properties fo:font-size="16pt" fo:font-weight="bold" style:font-size-asian="16pt" style:font-weight-asian="bold" style:font-size-complex="16pt" style:font-weight-complex="bold"/>
    </style:style>
    <style:style style:name="T1" style:family="text">
      <style:text-properties officeooo:rsid="000391a3"/>
    </style:style>
    <style:style style:name="T2" style:family="text">
      <style:text-properties style:font-name="Tiems" officeooo:rsid="000391a3"/>
    </style:style>
    <style:style style:name="T3" style:family="text">
      <style:text-properties style:font-name="Times New Roman" officeooo:rsid="000391a3"/>
    </style:style>
    <style:style style:name="T4" style:family="text">
      <style:text-properties style:font-name="Courier1" officeooo:rsid="000391a3"/>
    </style:style>
    <style:style style:name="T5" style:family="text">
      <style:text-properties style:font-name="Courier1" officeooo:rsid="0005104a"/>
    </style:style>
    <style:style style:name="T6" style:family="text">
      <style:text-properties style:font-name="Courier1" officeooo:rsid="00062a2a"/>
    </style:style>
    <style:style style:name="T7" style:family="text">
      <style:text-properties fo:font-weight="bold" officeooo:rsid="000391a3" style:font-weight-asian="bold" style:font-weight-complex="bold"/>
    </style:style>
    <style:style style:name="T8" style:family="text">
      <style:text-properties fo:font-weight="bold" officeooo:rsid="0005104a" style:font-weight-asian="bold" style:font-weight-complex="bold"/>
    </style:style>
    <style:style style:name="T9" style:family="text">
      <style:text-properties officeooo:rsid="0005104a"/>
    </style:style>
    <style:style style:name="T10" style:family="text">
      <style:text-properties style:text-position="super 58%" officeooo:rsid="0005104a"/>
    </style:style>
    <style:style style:name="T11" style:family="text">
      <style:text-properties style:text-position="super 58%" fo:font-weight="bold" officeooo:rsid="0005104a" style:font-weight-asian="bold" style:font-weight-complex="bold"/>
    </style:style>
    <style:style style:name="T12" style:family="text">
      <style:text-properties fo:font-weight="normal" officeooo:rsid="0005104a" style:font-weight-asian="normal" style:font-weight-complex="normal"/>
    </style:style>
    <style:style style:name="T13" style:family="text">
      <style:text-properties officeooo:rsid="00062a2a"/>
    </style:style>
    <style:style style:name="T14" style:family="text">
      <style:text-properties style:font-name="Counterscraps" officeooo:rsid="00062a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lgorithm Analysis</text:span></text:p>
      <text:p text:style-name="P2"/>
      <text:p text:style-name="P8"><text:span text:style-name="T3">1.</text:span><text:span text:style-name="T1"> </text:span><text:span text:style-name="T3">Method</text:span><text:span text:style-name="T2"> '</text:span><text:span text:style-name="T4">find'</text:span></text:p>
      <text:p text:style-name="P3"><text:span text:style-name="T4"/></text:p>
      <text:p text:style-name="P5"><text:span text:style-name="T1">To find the </text:span><text:span text:style-name="T4">needle</text:span><text:span text:style-name="T1"> in the </text:span><text:span text:style-name="T4">haystack</text:span><text:span text:style-name="T1"> array, this method starts to check all the array elements to find the </text:span><text:span text:style-name="T4">haystack</text:span><text:span text:style-name="T1">. This is done in a for loop. In the worst case the last array member has the value of </text:span><text:span text:style-name="T4">needle</text:span><text:span text:style-name="T1"> and in this case we have to loop over all array elements. If we double the number of the array elements, we need to spend as twice time to check all </text:span><text:span text:style-name="T13">the </text:span><text:span text:style-name="T1">array elements to find the </text:span><text:span text:style-name="T4">needle</text:span><text:span text:style-name="T1">. Therefore, the runtime for this method is linearly changed with the </text:span><text:span text:style-name="T4">haystack</text:span><text:span text:style-name="T1"> array size and is </text:span><text:span text:style-name="T7">O(n)</text:span><text:span text:style-name="T1">.</text:span></text:p>
      <text:p text:style-name="P3"><text:span text:style-name="T4"/></text:p>
      <text:p text:style-name="P8"><text:span text:style-name="T3">2.</text:span><text:span text:style-name="T4"> </text:span><text:span text:style-name="T3">Method</text:span><text:span text:style-name="T4"> 'find_</text:span><text:span text:style-name="T6">duplicate</text:span><text:span text:style-name="T4">'</text:span></text:p>
      <text:p text:style-name="P3"><text:span text:style-name="T4"/></text:p>
      <text:p text:style-name="P5"><text:span text:style-name="T1">In this method, the index of the first element which is duplicated would be returned. This method uses two for </text:span><text:span text:style-name="T9">loops </text:span><text:span text:style-name="T13">(loop-in-loop)</text:span><text:span text:style-name="T9"> to cycle around the <text:s/>input array and compare each two elements. </text:span></text:p>
      <text:p text:style-name="P5"><text:span text:style-name="T9"/></text:p>
      <text:p text:style-name="P6"><text:span text:style-name="T9">The process is as following. In each step the entire process can be halted as soon as two members are found to be the same and the index of the element at which the equality happens is returned. The worst case is to compare </text:span><text:span text:style-name="T13">all</text:span><text:span text:style-name="T9"> pair of elements in the array.</text:span></text:p>
      <text:p text:style-name="P6"><text:span text:style-name="T9"/></text:p>
      <text:p text:style-name="P6"><text:span text:style-name="T9">1) The first element (</text:span><text:span text:style-name="T5">index=0</text:span><text:span text:style-name="T9">) is compared with all other elements. This needs </text:span><text:span text:style-name="T5">n-1</text:span><text:span text:style-name="T9"> comparisons, where </text:span><text:span text:style-name="T5">n</text:span><text:span text:style-name="T9"> is the number of array elements.</text:span></text:p>
      <text:p text:style-name="P6"><text:span text:style-name="T9"/></text:p>
      <text:p text:style-name="P6"><text:span text:style-name="T9">2) The second element is compared with all other elements with </text:span><text:span text:style-name="T5">index&gt;1</text:span><text:span text:style-name="T9">. Since the first and second elements have been compared in the previous step, they are not compared again in this step </text:span><text:span text:style-name="T13">to save time</text:span><text:span text:style-name="T9">. In this step </text:span><text:span text:style-name="T5">n-2</text:span><text:span text:style-name="T9"> comparison would be done.</text:span></text:p>
      <text:p text:style-name="P6"><text:span text:style-name="T9"/></text:p>
      <text:p text:style-name="P6"><text:span text:style-name="T9">3) The third element would be compared with the </text:span><text:span text:style-name="T13">other </text:span><text:span text:style-name="T5">n-3</text:span><text:span text:style-name="T9"> elements </text:span><text:span text:style-name="T13">which have</text:span><text:span text:style-name="T9"> </text:span><text:span text:style-name="T5">index&gt;2</text:span><text:span text:style-name="T9">.</text:span></text:p>
      <text:p text:style-name="P6"><text:span text:style-name="T9"/></text:p>
      <text:p text:style-name="P6"><text:span text:style-name="T9">4) Take all the comparisons all the way to reach to the one before the last element which has the index of </text:span><text:span text:style-name="T5">n-2</text:span><text:span text:style-name="T9"> and is compared with the last element </text:span><text:span text:style-name="T13">(</text:span><text:span text:style-name="T6">index=n-1</text:span><text:span text:style-name="T13">)</text:span><text:span text:style-name="T9">.</text:span></text:p>
      <text:p text:style-name="P6"><text:span text:style-name="T9"/></text:p>
      <text:p text:style-name="P6"><text:span text:style-name="T9">The total number of the comparisons in the worst case then would be </text:span></text:p>
      <text:p text:style-name="P6"><text:span text:style-name="T9"/></text:p>
      <text:p text:style-name="P7"><text:span text:style-name="T9">N = (n-1) + (n-2) + (n-3) + … + 1</text:span></text:p>
      <text:p text:style-name="P7"><text:span text:style-name="T9"/></text:p>
      <text:p text:style-name="P7"><text:span text:style-name="T9">N = 0.5 * (n-1) * (n-2) = O(n</text:span><text:span text:style-name="T10">2</text:span><text:span text:style-name="T9">)</text:span></text:p>
      <text:p text:style-name="P6"><text:span text:style-name="T9"/></text:p>
      <text:p text:style-name="P6"><text:span text:style-name="T9">Therefore, the runtime for the fine_duplicate method has a quadratic relationship with the size of the input array, </text:span><text:span text:style-name="T8">O(n</text:span><text:span text:style-name="T11">2</text:span><text:span text:style-name="T8">)</text:span><text:span text:style-name="T12">.</text:span></text:p>
      <text:p text:style-name="P4"><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ems" svg:font-family="Tiems"/>
    <style:font-face style:name="Courier" svg:font-family="Courier, 'Courier New'" style:font-family-generic="modern"/>
    <style:font-face style:name="Counterscraps" svg:font-family="Counterscraps" style:font-pitch="fixed"/>
    <style:font-face style:name="Courier1" svg:font-family="Courier" style:font-family-generic="modern" style:font-pitch="fixed"/>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3.5807in" style:type="center"/>
          <style:tab-stop style:position="7.1618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4c1900"/>
    </style:style>
    <style:style style:name="MT1" style:family="text">
      <style:text-properties officeooo:rsid="000391a3"/>
    </style:style>
    <style:page-layout style:name="Mpm1">
      <style:page-layout-properties fo:page-width="8.5in" fo:page-height="11in" style:num-format="1" style:print-orientation="portrait" fo:margin-top="0.7874in" fo:margin-bottom="0.5in" fo:margin-left="0.7874in" fo:margin-right="0.729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top="1.1756in" fo:margin-bottom="0.7874in" fo:margin-left="0.7874in" fo:margin-right="0.729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By: Ehsan Kourkchi (Sep., <text:span text:style-name="MT1">20</text:span>, 2013)</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9-05T22:44:51</meta:creation-date>
    <meta:print-date>2013-09-05T23:48:00</meta:print-date>
    <meta:editing-duration>P2171DT9H38M21S</meta:editing-duration>
    <meta:generator>LibreOffice/3.6$Linux_X86_64 LibreOffice_project/360m1$Build-304</meta:generator>
    <dc:date>2013-09-20T21:58:09</dc:date>
    <meta:editing-cycles>2</meta:editing-cycles>
    <meta:document-statistic meta:table-count="0" meta:image-count="0" meta:object-count="0" meta:page-count="1" meta:paragraph-count="15" meta:word-count="359" meta:character-count="1927" meta:non-whitespace-character-count="1580"/>
    <meta:user-defined meta:name="Info 1"/>
    <meta:user-defined meta:name="Info 2"/>
    <meta:user-defined meta:name="Info 3"/>
    <meta:user-defined meta:name="Info 4"/>
  </office:meta>
</office:document-meta>
</file>